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7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2" table:visibility="collapse" table:number-columns-repeated="9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Jimmy Garoppolo (14126132)</text:p>
          </table:table-cell>
          <table:table-cell office:value-type="string" calcext:value-type="string">
            <text:p>Damien Williams (14126141)</text:p>
          </table:table-cell>
          <table:table-cell office:value-type="string" calcext:value-type="string">
            <text:p>Aaron Jones (14126143)</text:p>
          </table:table-cell>
          <table:table-cell office:value-type="string" calcext:value-type="string">
            <text:p>Tyreek Hill (14126177)</text:p>
          </table:table-cell>
          <table:table-cell office:value-type="string" calcext:value-type="string">
            <text:p>Deebo Samuel (14126179)</text:p>
          </table:table-cell>
          <table:table-cell office:value-type="string" calcext:value-type="string">
            <text:p>A.J. Brown (14126181)</text:p>
          </table:table-cell>
          <table:table-cell office:value-type="string" calcext:value-type="string">
            <text:p>George Kittle (14126227)</text:p>
          </table:table-cell>
          <table:table-cell office:value-type="string" calcext:value-type="string">
            <text:p>Raheem Mostert (14126147)</text:p>
          </table:table-cell>
          <table:table-cell office:value-type="string" calcext:value-type="string">
            <text:p>Titans <text:s/>(14126264)</text:p>
          </table:table-cell>
          <table:table-cell table:formula="of:=IF(ISNA(VLOOKUP([.A1];Player;5;TRUE()));0;VLOOKUP([.A1];Player;5;TRUE()))" office:value-type="float" office:value="5200" calcext:value-type="float">
            <text:p>5200</text:p>
          </table:table-cell>
          <table:table-cell table:formula="of:=IF(ISNA(VLOOKUP([.B1];Player;5;TRUE()));0;VLOOKUP([.B1];Player;5;TRUE()))" office:value-type="float" office:value="7000" calcext:value-type="float">
            <text:p>7000</text:p>
          </table:table-cell>
          <table:table-cell table:formula="of:=IF(ISNA(VLOOKUP([.C1];Player;5;TRUE()));0;VLOOKUP([.C1];Player;5;TRUE()))" office:value-type="float" office:value="6700" calcext:value-type="float">
            <text:p>6700</text:p>
          </table:table-cell>
          <table:table-cell table:formula="of:=IF(ISNA(VLOOKUP([.D1];Player;5;TRUE()));0;VLOOKUP([.D1];Player;5;TRUE()))" office:value-type="float" office:value="7200" calcext:value-type="float">
            <text:p>7200</text:p>
          </table:table-cell>
          <table:table-cell table:formula="of:=IF(ISNA(VLOOKUP([.E1];Player;5;TRUE()));0;VLOOKUP([.E1];Player;5;TRUE()))" office:value-type="float" office:value="5500" calcext:value-type="float">
            <text:p>5500</text:p>
          </table:table-cell>
          <table:table-cell table:formula="of:=IF(ISNA(VLOOKUP([.F1];Player;5;TRUE()));0;VLOOKUP([.F1];Player;5;TRUE()))" office:value-type="float" office:value="5200" calcext:value-type="float">
            <text:p>5200</text:p>
          </table:table-cell>
          <table:table-cell table:formula="of:=IF(ISNA(VLOOKUP([.G1];Player;5;TRUE()));0;VLOOKUP([.G1];Player;5;TRUE()))" office:value-type="float" office:value="5800" calcext:value-type="float">
            <text:p>5800</text:p>
          </table:table-cell>
          <table:table-cell table:formula="of:=IF(ISNA(VLOOKUP([.H1];Player;5;TRUE()));0;VLOOKUP([.H1];Player;5;TRUE()))" office:value-type="float" office:value="4300" calcext:value-type="float">
            <text:p>4300</text:p>
          </table:table-cell>
          <table:table-cell table:formula="of:=IF(ISNA(VLOOKUP([.I1];Player;5;TRUE()));0;VLOOKUP([.I1];Player;5;TRUE()))" office:value-type="float" office:value="2000" calcext:value-type="float">
            <text:p>2000</text:p>
          </table:table-cell>
          <table:table-cell table:formula="of:=SUM([.J1:.R1])" office:value-type="float" office:value="48900" calcext:value-type="float">
            <text:p>48900</text:p>
          </table:table-cell>
          <table:table-cell table:formula="of:=50000-[.S1]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Ryan Tannehill (14126131)</text:p>
          </table:table-cell>
          <table:table-cell office:value-type="string" calcext:value-type="string">
            <text:p>Damien Williams (14126141)</text:p>
          </table:table-cell>
          <table:table-cell office:value-type="string" calcext:value-type="string">
            <text:p>Aaron Jones (14126143)</text:p>
          </table:table-cell>
          <table:table-cell office:value-type="string" calcext:value-type="string">
            <text:p>Tyreek Hill (14126177)</text:p>
          </table:table-cell>
          <table:table-cell office:value-type="string" calcext:value-type="string">
            <text:p>Deebo Samuel (14126179)</text:p>
          </table:table-cell>
          <table:table-cell office:value-type="string" calcext:value-type="string">
            <text:p>A.J. Brown (14126181)</text:p>
          </table:table-cell>
          <table:table-cell office:value-type="string" calcext:value-type="string">
            <text:p>George Kittle (14126227)</text:p>
          </table:table-cell>
          <table:table-cell office:value-type="string" calcext:value-type="string">
            <text:p>Raheem Mostert (14126147)</text:p>
          </table:table-cell>
          <table:table-cell office:value-type="string" calcext:value-type="string">
            <text:p>Titans <text:s/>(14126264)</text:p>
          </table:table-cell>
          <table:table-cell table:formula="of:=IF(ISNA(VLOOKUP([.A2];Player;5;TRUE()));0;VLOOKUP([.A2];Player;5;TRUE()))" office:value-type="float" office:value="5500" calcext:value-type="float">
            <text:p>5500</text:p>
          </table:table-cell>
          <table:table-cell table:formula="of:=IF(ISNA(VLOOKUP([.B2];Player;5;TRUE()));0;VLOOKUP([.B2];Player;5;TRUE()))" office:value-type="float" office:value="7000" calcext:value-type="float">
            <text:p>7000</text:p>
          </table:table-cell>
          <table:table-cell table:formula="of:=IF(ISNA(VLOOKUP([.C2];Player;5;TRUE()));0;VLOOKUP([.C2];Player;5;TRUE()))" office:value-type="float" office:value="6700" calcext:value-type="float">
            <text:p>6700</text:p>
          </table:table-cell>
          <table:table-cell table:formula="of:=IF(ISNA(VLOOKUP([.D2];Player;5;TRUE()));0;VLOOKUP([.D2];Player;5;TRUE()))" office:value-type="float" office:value="7200" calcext:value-type="float">
            <text:p>7200</text:p>
          </table:table-cell>
          <table:table-cell table:formula="of:=IF(ISNA(VLOOKUP([.E2];Player;5;TRUE()));0;VLOOKUP([.E2];Player;5;TRUE()))" office:value-type="float" office:value="5500" calcext:value-type="float">
            <text:p>5500</text:p>
          </table:table-cell>
          <table:table-cell table:formula="of:=IF(ISNA(VLOOKUP([.F2];Player;5;TRUE()));0;VLOOKUP([.F2];Player;5;TRUE()))" office:value-type="float" office:value="5200" calcext:value-type="float">
            <text:p>5200</text:p>
          </table:table-cell>
          <table:table-cell table:formula="of:=IF(ISNA(VLOOKUP([.G2];Player;5;TRUE()));0;VLOOKUP([.G2];Player;5;TRUE()))" office:value-type="float" office:value="5800" calcext:value-type="float">
            <text:p>5800</text:p>
          </table:table-cell>
          <table:table-cell table:formula="of:=IF(ISNA(VLOOKUP([.H2];Player;5;TRUE()));0;VLOOKUP([.H2];Player;5;TRUE()))" office:value-type="float" office:value="4300" calcext:value-type="float">
            <text:p>4300</text:p>
          </table:table-cell>
          <table:table-cell table:formula="of:=IF(ISNA(VLOOKUP([.I2];Player;5;TRUE()));0;VLOOKUP([.I2];Player;5;TRUE()))" office:value-type="float" office:value="2000" calcext:value-type="float">
            <text:p>2000</text:p>
          </table:table-cell>
          <table:table-cell table:formula="of:=SUM([.J2:.R2])" office:value-type="float" office:value="49200" calcext:value-type="float">
            <text:p>49200</text:p>
          </table:table-cell>
          <table:table-cell table:formula="of:=50000-[.S2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Ryan Tannehill (14126131)</text:p>
          </table:table-cell>
          <table:table-cell office:value-type="string" calcext:value-type="string">
            <text:p>Damien Williams (14126141)</text:p>
          </table:table-cell>
          <table:table-cell office:value-type="string" calcext:value-type="string">
            <text:p>Aaron Jones (14126143)</text:p>
          </table:table-cell>
          <table:table-cell office:value-type="string" calcext:value-type="string">
            <text:p>Tyreek Hill (14126177)</text:p>
          </table:table-cell>
          <table:table-cell office:value-type="string" calcext:value-type="string">
            <text:p>Deebo Samuel (14126179)</text:p>
          </table:table-cell>
          <table:table-cell office:value-type="string" calcext:value-type="string">
            <text:p>A.J. Brown (14126181)</text:p>
          </table:table-cell>
          <table:table-cell office:value-type="string" calcext:value-type="string">
            <text:p>George Kittle (14126227)</text:p>
          </table:table-cell>
          <table:table-cell office:value-type="string" calcext:value-type="string">
            <text:p>Raheem Mostert (14126147)</text:p>
          </table:table-cell>
          <table:table-cell office:value-type="string" calcext:value-type="string">
            <text:p>Packers <text:s/>(14126263)</text:p>
          </table:table-cell>
          <table:table-cell table:formula="of:=IF(ISNA(VLOOKUP([.A3];Player;5;TRUE()));0;VLOOKUP([.A3];Player;5;TRUE()))" office:value-type="float" office:value="5500" calcext:value-type="float">
            <text:p>5500</text:p>
          </table:table-cell>
          <table:table-cell table:formula="of:=IF(ISNA(VLOOKUP([.B3];Player;5;TRUE()));0;VLOOKUP([.B3];Player;5;TRUE()))" office:value-type="float" office:value="7000" calcext:value-type="float">
            <text:p>7000</text:p>
          </table:table-cell>
          <table:table-cell table:formula="of:=IF(ISNA(VLOOKUP([.C3];Player;5;TRUE()));0;VLOOKUP([.C3];Player;5;TRUE()))" office:value-type="float" office:value="6700" calcext:value-type="float">
            <text:p>6700</text:p>
          </table:table-cell>
          <table:table-cell table:formula="of:=IF(ISNA(VLOOKUP([.D3];Player;5;TRUE()));0;VLOOKUP([.D3];Player;5;TRUE()))" office:value-type="float" office:value="7200" calcext:value-type="float">
            <text:p>7200</text:p>
          </table:table-cell>
          <table:table-cell table:formula="of:=IF(ISNA(VLOOKUP([.E3];Player;5;TRUE()));0;VLOOKUP([.E3];Player;5;TRUE()))" office:value-type="float" office:value="5500" calcext:value-type="float">
            <text:p>5500</text:p>
          </table:table-cell>
          <table:table-cell table:formula="of:=IF(ISNA(VLOOKUP([.F3];Player;5;TRUE()));0;VLOOKUP([.F3];Player;5;TRUE()))" office:value-type="float" office:value="5200" calcext:value-type="float">
            <text:p>5200</text:p>
          </table:table-cell>
          <table:table-cell table:formula="of:=IF(ISNA(VLOOKUP([.G3];Player;5;TRUE()));0;VLOOKUP([.G3];Player;5;TRUE()))" office:value-type="float" office:value="5800" calcext:value-type="float">
            <text:p>5800</text:p>
          </table:table-cell>
          <table:table-cell table:formula="of:=IF(ISNA(VLOOKUP([.H3];Player;5;TRUE()));0;VLOOKUP([.H3];Player;5;TRUE()))" office:value-type="float" office:value="4300" calcext:value-type="float">
            <text:p>4300</text:p>
          </table:table-cell>
          <table:table-cell table:formula="of:=IF(ISNA(VLOOKUP([.I3];Player;5;TRUE()));0;VLOOKUP([.I3];Player;5;TRUE()))" office:value-type="float" office:value="2400" calcext:value-type="float">
            <text:p>2400</text:p>
          </table:table-cell>
          <table:table-cell table:formula="of:=SUM([.J3:.R3])" office:value-type="float" office:value="49600" calcext:value-type="float">
            <text:p>49600</text:p>
          </table:table-cell>
          <table:table-cell table:formula="of:=50000-[.S3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Aaron Rodgers (14126130)</text:p>
          </table:table-cell>
          <table:table-cell office:value-type="string" calcext:value-type="string">
            <text:p>Damien Williams (14126141)</text:p>
          </table:table-cell>
          <table:table-cell office:value-type="string" calcext:value-type="string">
            <text:p>Aaron Jones (14126143)</text:p>
          </table:table-cell>
          <table:table-cell office:value-type="string" calcext:value-type="string">
            <text:p>Davante Adams (14126175)</text:p>
          </table:table-cell>
          <table:table-cell office:value-type="string" calcext:value-type="string">
            <text:p>Tyreek Hill (14126177)</text:p>
          </table:table-cell>
          <table:table-cell office:value-type="string" calcext:value-type="string">
            <text:p>A.J. Brown (14126181)</text:p>
          </table:table-cell>
          <table:table-cell office:value-type="string" calcext:value-type="string">
            <text:p>Jonnu Smith (14126231)</text:p>
          </table:table-cell>
          <table:table-cell office:value-type="string" calcext:value-type="string">
            <text:p>Raheem Mostert (14126147)</text:p>
          </table:table-cell>
          <table:table-cell office:value-type="string" calcext:value-type="string">
            <text:p>Titans <text:s/>(14126264)</text:p>
          </table:table-cell>
          <table:table-cell table:formula="of:=IF(ISNA(VLOOKUP([.A4];Player;5;TRUE()));0;VLOOKUP([.A4];Player;5;TRUE()))" office:value-type="float" office:value="6100" calcext:value-type="float">
            <text:p>6100</text:p>
          </table:table-cell>
          <table:table-cell table:formula="of:=IF(ISNA(VLOOKUP([.B4];Player;5;TRUE()));0;VLOOKUP([.B4];Player;5;TRUE()))" office:value-type="float" office:value="7000" calcext:value-type="float">
            <text:p>7000</text:p>
          </table:table-cell>
          <table:table-cell table:formula="of:=IF(ISNA(VLOOKUP([.C4];Player;5;TRUE()));0;VLOOKUP([.C4];Player;5;TRUE()))" office:value-type="float" office:value="6700" calcext:value-type="float">
            <text:p>6700</text:p>
          </table:table-cell>
          <table:table-cell table:formula="of:=IF(ISNA(VLOOKUP([.D4];Player;5;TRUE()));0;VLOOKUP([.D4];Player;5;TRUE()))" office:value-type="float" office:value="7900" calcext:value-type="float">
            <text:p>7900</text:p>
          </table:table-cell>
          <table:table-cell table:formula="of:=IF(ISNA(VLOOKUP([.E4];Player;5;TRUE()));0;VLOOKUP([.E4];Player;5;TRUE()))" office:value-type="float" office:value="7200" calcext:value-type="float">
            <text:p>7200</text:p>
          </table:table-cell>
          <table:table-cell table:formula="of:=IF(ISNA(VLOOKUP([.F4];Player;5;TRUE()));0;VLOOKUP([.F4];Player;5;TRUE()))" office:value-type="float" office:value="5200" calcext:value-type="float">
            <text:p>5200</text:p>
          </table:table-cell>
          <table:table-cell table:formula="of:=IF(ISNA(VLOOKUP([.G4];Player;5;TRUE()));0;VLOOKUP([.G4];Player;5;TRUE()))" office:value-type="float" office:value="3400" calcext:value-type="float">
            <text:p>3400</text:p>
          </table:table-cell>
          <table:table-cell table:formula="of:=IF(ISNA(VLOOKUP([.H4];Player;5;TRUE()));0;VLOOKUP([.H4];Player;5;TRUE()))" office:value-type="float" office:value="4300" calcext:value-type="float">
            <text:p>4300</text:p>
          </table:table-cell>
          <table:table-cell table:formula="of:=IF(ISNA(VLOOKUP([.I4];Player;5;TRUE()));0;VLOOKUP([.I4];Player;5;TRUE()))" office:value-type="float" office:value="2000" calcext:value-type="float">
            <text:p>2000</text:p>
          </table:table-cell>
          <table:table-cell table:formula="of:=SUM([.J4:.R4])" office:value-type="float" office:value="49800" calcext:value-type="float">
            <text:p>49800</text:p>
          </table:table-cell>
          <table:table-cell table:formula="of:=50000-[.S4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Jimmy Garoppolo (14126132)</text:p>
          </table:table-cell>
          <table:table-cell office:value-type="string" calcext:value-type="string">
            <text:p>Damien Williams (14126141)</text:p>
          </table:table-cell>
          <table:table-cell office:value-type="string" calcext:value-type="string">
            <text:p>Aaron Jones (14126143)</text:p>
          </table:table-cell>
          <table:table-cell office:value-type="string" calcext:value-type="string">
            <text:p>Tyreek Hill (14126177)</text:p>
          </table:table-cell>
          <table:table-cell office:value-type="string" calcext:value-type="string">
            <text:p>Deebo Samuel (14126179)</text:p>
          </table:table-cell>
          <table:table-cell office:value-type="string" calcext:value-type="string">
            <text:p>A.J. Brown (14126181)</text:p>
          </table:table-cell>
          <table:table-cell office:value-type="string" calcext:value-type="string">
            <text:p>George Kittle (14126227)</text:p>
          </table:table-cell>
          <table:table-cell office:value-type="string" calcext:value-type="string">
            <text:p>Raheem Mostert (14126147)</text:p>
          </table:table-cell>
          <table:table-cell office:value-type="string" calcext:value-type="string">
            <text:p>49ers <text:s/>(14126262)</text:p>
          </table:table-cell>
          <table:table-cell table:formula="of:=IF(ISNA(VLOOKUP([.A5];Player;5;TRUE()));0;VLOOKUP([.A5];Player;5;TRUE()))" office:value-type="float" office:value="5200" calcext:value-type="float">
            <text:p>5200</text:p>
          </table:table-cell>
          <table:table-cell table:formula="of:=IF(ISNA(VLOOKUP([.B5];Player;5;TRUE()));0;VLOOKUP([.B5];Player;5;TRUE()))" office:value-type="float" office:value="7000" calcext:value-type="float">
            <text:p>7000</text:p>
          </table:table-cell>
          <table:table-cell table:formula="of:=IF(ISNA(VLOOKUP([.C5];Player;5;TRUE()));0;VLOOKUP([.C5];Player;5;TRUE()))" office:value-type="float" office:value="6700" calcext:value-type="float">
            <text:p>6700</text:p>
          </table:table-cell>
          <table:table-cell table:formula="of:=IF(ISNA(VLOOKUP([.D5];Player;5;TRUE()));0;VLOOKUP([.D5];Player;5;TRUE()))" office:value-type="float" office:value="7200" calcext:value-type="float">
            <text:p>7200</text:p>
          </table:table-cell>
          <table:table-cell table:formula="of:=IF(ISNA(VLOOKUP([.E5];Player;5;TRUE()));0;VLOOKUP([.E5];Player;5;TRUE()))" office:value-type="float" office:value="5500" calcext:value-type="float">
            <text:p>5500</text:p>
          </table:table-cell>
          <table:table-cell table:formula="of:=IF(ISNA(VLOOKUP([.F5];Player;5;TRUE()));0;VLOOKUP([.F5];Player;5;TRUE()))" office:value-type="float" office:value="5200" calcext:value-type="float">
            <text:p>5200</text:p>
          </table:table-cell>
          <table:table-cell table:formula="of:=IF(ISNA(VLOOKUP([.G5];Player;5;TRUE()));0;VLOOKUP([.G5];Player;5;TRUE()))" office:value-type="float" office:value="5800" calcext:value-type="float">
            <text:p>5800</text:p>
          </table:table-cell>
          <table:table-cell table:formula="of:=IF(ISNA(VLOOKUP([.H5];Player;5;TRUE()));0;VLOOKUP([.H5];Player;5;TRUE()))" office:value-type="float" office:value="4300" calcext:value-type="float">
            <text:p>4300</text:p>
          </table:table-cell>
          <table:table-cell table:formula="of:=IF(ISNA(VLOOKUP([.I5];Player;5;TRUE()));0;VLOOKUP([.I5];Player;5;TRUE()))" office:value-type="float" office:value="2900" calcext:value-type="float">
            <text:p>2900</text:p>
          </table:table-cell>
          <table:table-cell table:formula="of:=SUM([.J5:.R5])" office:value-type="float" office:value="49800" calcext:value-type="float">
            <text:p>49800</text:p>
          </table:table-cell>
          <table:table-cell table:formula="of:=50000-[.S5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Jimmy Garoppolo (14126132)</text:p>
          </table:table-cell>
          <table:table-cell office:value-type="string" calcext:value-type="string">
            <text:p>Damien Williams (14126141)</text:p>
          </table:table-cell>
          <table:table-cell office:value-type="string" calcext:value-type="string">
            <text:p>Aaron Jones (14126143)</text:p>
          </table:table-cell>
          <table:table-cell office:value-type="string" calcext:value-type="string">
            <text:p>Tyreek Hill (14126177)</text:p>
          </table:table-cell>
          <table:table-cell office:value-type="string" calcext:value-type="string">
            <text:p>Deebo Samuel (14126179)</text:p>
          </table:table-cell>
          <table:table-cell office:value-type="string" calcext:value-type="string">
            <text:p>A.J. Brown (14126181)</text:p>
          </table:table-cell>
          <table:table-cell office:value-type="string" calcext:value-type="string">
            <text:p>George Kittle (14126227)</text:p>
          </table:table-cell>
          <table:table-cell office:value-type="string" calcext:value-type="string">
            <text:p>Raheem Mostert (14126147)</text:p>
          </table:table-cell>
          <table:table-cell office:value-type="string" calcext:value-type="string">
            <text:p>Chiefs <text:s/>(14126261)</text:p>
          </table:table-cell>
          <table:table-cell table:formula="of:=IF(ISNA(VLOOKUP([.A6];Player;5;TRUE()));0;VLOOKUP([.A6];Player;5;TRUE()))" office:value-type="float" office:value="5200" calcext:value-type="float">
            <text:p>5200</text:p>
          </table:table-cell>
          <table:table-cell table:formula="of:=IF(ISNA(VLOOKUP([.B6];Player;5;TRUE()));0;VLOOKUP([.B6];Player;5;TRUE()))" office:value-type="float" office:value="7000" calcext:value-type="float">
            <text:p>7000</text:p>
          </table:table-cell>
          <table:table-cell table:formula="of:=IF(ISNA(VLOOKUP([.C6];Player;5;TRUE()));0;VLOOKUP([.C6];Player;5;TRUE()))" office:value-type="float" office:value="6700" calcext:value-type="float">
            <text:p>6700</text:p>
          </table:table-cell>
          <table:table-cell table:formula="of:=IF(ISNA(VLOOKUP([.D6];Player;5;TRUE()));0;VLOOKUP([.D6];Player;5;TRUE()))" office:value-type="float" office:value="7200" calcext:value-type="float">
            <text:p>7200</text:p>
          </table:table-cell>
          <table:table-cell table:formula="of:=IF(ISNA(VLOOKUP([.E6];Player;5;TRUE()));0;VLOOKUP([.E6];Player;5;TRUE()))" office:value-type="float" office:value="5500" calcext:value-type="float">
            <text:p>5500</text:p>
          </table:table-cell>
          <table:table-cell table:formula="of:=IF(ISNA(VLOOKUP([.F6];Player;5;TRUE()));0;VLOOKUP([.F6];Player;5;TRUE()))" office:value-type="float" office:value="5200" calcext:value-type="float">
            <text:p>5200</text:p>
          </table:table-cell>
          <table:table-cell table:formula="of:=IF(ISNA(VLOOKUP([.G6];Player;5;TRUE()));0;VLOOKUP([.G6];Player;5;TRUE()))" office:value-type="float" office:value="5800" calcext:value-type="float">
            <text:p>5800</text:p>
          </table:table-cell>
          <table:table-cell table:formula="of:=IF(ISNA(VLOOKUP([.H6];Player;5;TRUE()));0;VLOOKUP([.H6];Player;5;TRUE()))" office:value-type="float" office:value="4300" calcext:value-type="float">
            <text:p>4300</text:p>
          </table:table-cell>
          <table:table-cell table:formula="of:=IF(ISNA(VLOOKUP([.I6];Player;5;TRUE()));0;VLOOKUP([.I6];Player;5;TRUE()))" office:value-type="float" office:value="3100" calcext:value-type="float">
            <text:p>3100</text:p>
          </table:table-cell>
          <table:table-cell table:formula="of:=SUM([.J6:.R6])" office:value-type="float" office:value="50000" calcext:value-type="float">
            <text:p>50000</text:p>
          </table:table-cell>
          <table:table-cell table:formula="of:=50000-[.S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an Tannehill (14126131)</text:p>
          </table:table-cell>
          <table:table-cell office:value-type="string" calcext:value-type="string">
            <text:p>Derrick Henry (14126139)</text:p>
          </table:table-cell>
          <table:table-cell office:value-type="string" calcext:value-type="string">
            <text:p>Damien Williams (14126141)</text:p>
          </table:table-cell>
          <table:table-cell office:value-type="string" calcext:value-type="string">
            <text:p>Tyreek Hill (14126177)</text:p>
          </table:table-cell>
          <table:table-cell office:value-type="string" calcext:value-type="string">
            <text:p>Deebo Samuel (14126179)</text:p>
          </table:table-cell>
          <table:table-cell office:value-type="string" calcext:value-type="string">
            <text:p>A.J. Brown (14126181)</text:p>
          </table:table-cell>
          <table:table-cell office:value-type="string" calcext:value-type="string">
            <text:p>Jonnu Smith (14126231)</text:p>
          </table:table-cell>
          <table:table-cell office:value-type="string" calcext:value-type="string">
            <text:p>Raheem Mostert (14126147)</text:p>
          </table:table-cell>
          <table:table-cell office:value-type="string" calcext:value-type="string">
            <text:p>49ers <text:s/>(14126262)</text:p>
          </table:table-cell>
          <table:table-cell table:formula="of:=IF(ISNA(VLOOKUP([.A7];Player;5;TRUE()));0;VLOOKUP([.A7];Player;5;TRUE()))" office:value-type="float" office:value="5500" calcext:value-type="float">
            <text:p>5500</text:p>
          </table:table-cell>
          <table:table-cell table:formula="of:=IF(ISNA(VLOOKUP([.B7];Player;5;TRUE()));0;VLOOKUP([.B7];Player;5;TRUE()))" office:value-type="float" office:value="8700" calcext:value-type="float">
            <text:p>8700</text:p>
          </table:table-cell>
          <table:table-cell table:formula="of:=IF(ISNA(VLOOKUP([.C7];Player;5;TRUE()));0;VLOOKUP([.C7];Player;5;TRUE()))" office:value-type="float" office:value="7000" calcext:value-type="float">
            <text:p>7000</text:p>
          </table:table-cell>
          <table:table-cell table:formula="of:=IF(ISNA(VLOOKUP([.D7];Player;5;TRUE()));0;VLOOKUP([.D7];Player;5;TRUE()))" office:value-type="float" office:value="7200" calcext:value-type="float">
            <text:p>7200</text:p>
          </table:table-cell>
          <table:table-cell table:formula="of:=IF(ISNA(VLOOKUP([.E7];Player;5;TRUE()));0;VLOOKUP([.E7];Player;5;TRUE()))" office:value-type="float" office:value="5500" calcext:value-type="float">
            <text:p>5500</text:p>
          </table:table-cell>
          <table:table-cell table:formula="of:=IF(ISNA(VLOOKUP([.F7];Player;5;TRUE()));0;VLOOKUP([.F7];Player;5;TRUE()))" office:value-type="float" office:value="5200" calcext:value-type="float">
            <text:p>5200</text:p>
          </table:table-cell>
          <table:table-cell table:formula="of:=IF(ISNA(VLOOKUP([.G7];Player;5;TRUE()));0;VLOOKUP([.G7];Player;5;TRUE()))" office:value-type="float" office:value="3400" calcext:value-type="float">
            <text:p>3400</text:p>
          </table:table-cell>
          <table:table-cell table:formula="of:=IF(ISNA(VLOOKUP([.H7];Player;5;TRUE()));0;VLOOKUP([.H7];Player;5;TRUE()))" office:value-type="float" office:value="4300" calcext:value-type="float">
            <text:p>4300</text:p>
          </table:table-cell>
          <table:table-cell table:formula="of:=IF(ISNA(VLOOKUP([.I7];Player;5;TRUE()));0;VLOOKUP([.I7];Player;5;TRUE()))" office:value-type="float" office:value="2900" calcext:value-type="float">
            <text:p>2900</text:p>
          </table:table-cell>
          <table:table-cell table:formula="of:=SUM([.J7:.R7])" office:value-type="float" office:value="49700" calcext:value-type="float">
            <text:p>49700</text:p>
          </table:table-cell>
          <table:table-cell table:formula="of:=50000-[.S7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aron Rodgers (14126130)</text:p>
          </table:table-cell>
          <table:table-cell office:value-type="string" calcext:value-type="string">
            <text:p>Damien Williams (14126141)</text:p>
          </table:table-cell>
          <table:table-cell office:value-type="string" calcext:value-type="string">
            <text:p>Aaron Jones (14126143)</text:p>
          </table:table-cell>
          <table:table-cell office:value-type="string" calcext:value-type="string">
            <text:p>Davante Adams (14126175)</text:p>
          </table:table-cell>
          <table:table-cell office:value-type="string" calcext:value-type="string">
            <text:p>Deebo Samuel (14126179)</text:p>
          </table:table-cell>
          <table:table-cell office:value-type="string" calcext:value-type="string">
            <text:p>Adam Humphries (14126209)</text:p>
          </table:table-cell>
          <table:table-cell office:value-type="string" calcext:value-type="string">
            <text:p>Travis Kelce (14126225)</text:p>
          </table:table-cell>
          <table:table-cell office:value-type="string" calcext:value-type="string">
            <text:p>Raheem Mostert (14126147)</text:p>
          </table:table-cell>
          <table:table-cell office:value-type="string" calcext:value-type="string">
            <text:p>Packers <text:s/>(14126263)</text:p>
          </table:table-cell>
          <table:table-cell table:formula="of:=IF(ISNA(VLOOKUP([.A8];Player;5;TRUE()));0;VLOOKUP([.A8];Player;5;TRUE()))" office:value-type="float" office:value="6100" calcext:value-type="float">
            <text:p>6100</text:p>
          </table:table-cell>
          <table:table-cell table:formula="of:=IF(ISNA(VLOOKUP([.B8];Player;5;TRUE()));0;VLOOKUP([.B8];Player;5;TRUE()))" office:value-type="float" office:value="7000" calcext:value-type="float">
            <text:p>7000</text:p>
          </table:table-cell>
          <table:table-cell table:formula="of:=IF(ISNA(VLOOKUP([.C8];Player;5;TRUE()));0;VLOOKUP([.C8];Player;5;TRUE()))" office:value-type="float" office:value="6700" calcext:value-type="float">
            <text:p>6700</text:p>
          </table:table-cell>
          <table:table-cell table:formula="of:=IF(ISNA(VLOOKUP([.D8];Player;5;TRUE()));0;VLOOKUP([.D8];Player;5;TRUE()))" office:value-type="float" office:value="7900" calcext:value-type="float">
            <text:p>7900</text:p>
          </table:table-cell>
          <table:table-cell table:formula="of:=IF(ISNA(VLOOKUP([.E8];Player;5;TRUE()));0;VLOOKUP([.E8];Player;5;TRUE()))" office:value-type="float" office:value="5500" calcext:value-type="float">
            <text:p>5500</text:p>
          </table:table-cell>
          <table:table-cell table:formula="of:=IF(ISNA(VLOOKUP([.F8];Player;5;TRUE()));0;VLOOKUP([.F8];Player;5;TRUE()))" office:value-type="float" office:value="3000" calcext:value-type="float">
            <text:p>3000</text:p>
          </table:table-cell>
          <table:table-cell table:formula="of:=IF(ISNA(VLOOKUP([.G8];Player;5;TRUE()));0;VLOOKUP([.G8];Player;5;TRUE()))" office:value-type="float" office:value="7100" calcext:value-type="float">
            <text:p>7100</text:p>
          </table:table-cell>
          <table:table-cell table:formula="of:=IF(ISNA(VLOOKUP([.H8];Player;5;TRUE()));0;VLOOKUP([.H8];Player;5;TRUE()))" office:value-type="float" office:value="4300" calcext:value-type="float">
            <text:p>4300</text:p>
          </table:table-cell>
          <table:table-cell table:formula="of:=IF(ISNA(VLOOKUP([.I8];Player;5;TRUE()));0;VLOOKUP([.I8];Player;5;TRUE()))" office:value-type="float" office:value="2400" calcext:value-type="float">
            <text:p>2400</text:p>
          </table:table-cell>
          <table:table-cell table:formula="of:=SUM([.J8:.R8])" office:value-type="float" office:value="50000" calcext:value-type="float">
            <text:p>50000</text:p>
          </table:table-cell>
          <table:table-cell table:formula="of:=50000-[.S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ron Rodgers (14126130)</text:p>
          </table:table-cell>
          <table:table-cell office:value-type="string" calcext:value-type="string">
            <text:p>Damien Williams (14126141)</text:p>
          </table:table-cell>
          <table:table-cell office:value-type="string" calcext:value-type="string">
            <text:p>Aaron Jones (14126143)</text:p>
          </table:table-cell>
          <table:table-cell office:value-type="string" calcext:value-type="string">
            <text:p>Davante Adams (14126175)</text:p>
          </table:table-cell>
          <table:table-cell office:value-type="string" calcext:value-type="string">
            <text:p>Deebo Samuel (14126179)</text:p>
          </table:table-cell>
          <table:table-cell office:value-type="string" calcext:value-type="string">
            <text:p>A.J. Brown (14126181)</text:p>
          </table:table-cell>
          <table:table-cell office:value-type="string" calcext:value-type="string">
            <text:p>Jonnu Smith (14126231)</text:p>
          </table:table-cell>
          <table:table-cell office:value-type="string" calcext:value-type="string">
            <text:p>Raheem Mostert (14126147)</text:p>
          </table:table-cell>
          <table:table-cell office:value-type="string" calcext:value-type="string">
            <text:p>Chiefs <text:s/>(14126261)</text:p>
          </table:table-cell>
          <table:table-cell table:formula="of:=IF(ISNA(VLOOKUP([.A9];Player;5;TRUE()));0;VLOOKUP([.A9];Player;5;TRUE()))" office:value-type="float" office:value="6100" calcext:value-type="float">
            <text:p>6100</text:p>
          </table:table-cell>
          <table:table-cell table:formula="of:=IF(ISNA(VLOOKUP([.B9];Player;5;TRUE()));0;VLOOKUP([.B9];Player;5;TRUE()))" office:value-type="float" office:value="7000" calcext:value-type="float">
            <text:p>7000</text:p>
          </table:table-cell>
          <table:table-cell table:formula="of:=IF(ISNA(VLOOKUP([.C9];Player;5;TRUE()));0;VLOOKUP([.C9];Player;5;TRUE()))" office:value-type="float" office:value="6700" calcext:value-type="float">
            <text:p>6700</text:p>
          </table:table-cell>
          <table:table-cell table:formula="of:=IF(ISNA(VLOOKUP([.D9];Player;5;TRUE()));0;VLOOKUP([.D9];Player;5;TRUE()))" office:value-type="float" office:value="7900" calcext:value-type="float">
            <text:p>7900</text:p>
          </table:table-cell>
          <table:table-cell table:formula="of:=IF(ISNA(VLOOKUP([.E9];Player;5;TRUE()));0;VLOOKUP([.E9];Player;5;TRUE()))" office:value-type="float" office:value="5500" calcext:value-type="float">
            <text:p>5500</text:p>
          </table:table-cell>
          <table:table-cell table:formula="of:=IF(ISNA(VLOOKUP([.F9];Player;5;TRUE()));0;VLOOKUP([.F9];Player;5;TRUE()))" office:value-type="float" office:value="5200" calcext:value-type="float">
            <text:p>5200</text:p>
          </table:table-cell>
          <table:table-cell table:formula="of:=IF(ISNA(VLOOKUP([.G9];Player;5;TRUE()));0;VLOOKUP([.G9];Player;5;TRUE()))" office:value-type="float" office:value="3400" calcext:value-type="float">
            <text:p>3400</text:p>
          </table:table-cell>
          <table:table-cell table:formula="of:=IF(ISNA(VLOOKUP([.H9];Player;5;TRUE()));0;VLOOKUP([.H9];Player;5;TRUE()))" office:value-type="float" office:value="4300" calcext:value-type="float">
            <text:p>4300</text:p>
          </table:table-cell>
          <table:table-cell table:formula="of:=IF(ISNA(VLOOKUP([.I9];Player;5;TRUE()));0;VLOOKUP([.I9];Player;5;TRUE()))" office:value-type="float" office:value="3100" calcext:value-type="float">
            <text:p>3100</text:p>
          </table:table-cell>
          <table:table-cell table:formula="of:=SUM([.J9:.R9])" office:value-type="float" office:value="49200" calcext:value-type="float">
            <text:p>49200</text:p>
          </table:table-cell>
          <table:table-cell table:formula="of:=50000-[.S9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Patrick Mahomes (14126129)</text:p>
          </table:table-cell>
          <table:table-cell office:value-type="string" calcext:value-type="string">
            <text:p>Damien Williams (14126141)</text:p>
          </table:table-cell>
          <table:table-cell office:value-type="string" calcext:value-type="string">
            <text:p>Aaron Jones (14126143)</text:p>
          </table:table-cell>
          <table:table-cell office:value-type="string" calcext:value-type="string">
            <text:p>Tyreek Hill (14126177)</text:p>
          </table:table-cell>
          <table:table-cell office:value-type="string" calcext:value-type="string">
            <text:p>Deebo Samuel (14126179)</text:p>
          </table:table-cell>
          <table:table-cell office:value-type="string" calcext:value-type="string">
            <text:p>A.J. Brown (14126181)</text:p>
          </table:table-cell>
          <table:table-cell office:value-type="string" calcext:value-type="string">
            <text:p>Jonnu Smith (14126231)</text:p>
          </table:table-cell>
          <table:table-cell office:value-type="string" calcext:value-type="string">
            <text:p>Raheem Mostert (14126147)</text:p>
          </table:table-cell>
          <table:table-cell office:value-type="string" calcext:value-type="string">
            <text:p>Packers <text:s/>(14126263)</text:p>
          </table:table-cell>
          <table:table-cell table:formula="of:=IF(ISNA(VLOOKUP([.A10];Player;5;TRUE()));0;VLOOKUP([.A10];Player;5;TRUE()))" office:value-type="float" office:value="7700" calcext:value-type="float">
            <text:p>7700</text:p>
          </table:table-cell>
          <table:table-cell table:formula="of:=IF(ISNA(VLOOKUP([.B10];Player;5;TRUE()));0;VLOOKUP([.B10];Player;5;TRUE()))" office:value-type="float" office:value="7000" calcext:value-type="float">
            <text:p>7000</text:p>
          </table:table-cell>
          <table:table-cell table:formula="of:=IF(ISNA(VLOOKUP([.C10];Player;5;TRUE()));0;VLOOKUP([.C10];Player;5;TRUE()))" office:value-type="float" office:value="6700" calcext:value-type="float">
            <text:p>6700</text:p>
          </table:table-cell>
          <table:table-cell table:formula="of:=IF(ISNA(VLOOKUP([.D10];Player;5;TRUE()));0;VLOOKUP([.D10];Player;5;TRUE()))" office:value-type="float" office:value="7200" calcext:value-type="float">
            <text:p>7200</text:p>
          </table:table-cell>
          <table:table-cell table:formula="of:=IF(ISNA(VLOOKUP([.E10];Player;5;TRUE()));0;VLOOKUP([.E10];Player;5;TRUE()))" office:value-type="float" office:value="5500" calcext:value-type="float">
            <text:p>5500</text:p>
          </table:table-cell>
          <table:table-cell table:formula="of:=IF(ISNA(VLOOKUP([.F10];Player;5;TRUE()));0;VLOOKUP([.F10];Player;5;TRUE()))" office:value-type="float" office:value="5200" calcext:value-type="float">
            <text:p>5200</text:p>
          </table:table-cell>
          <table:table-cell table:formula="of:=IF(ISNA(VLOOKUP([.G10];Player;5;TRUE()));0;VLOOKUP([.G10];Player;5;TRUE()))" office:value-type="float" office:value="3400" calcext:value-type="float">
            <text:p>3400</text:p>
          </table:table-cell>
          <table:table-cell table:formula="of:=IF(ISNA(VLOOKUP([.H10];Player;5;TRUE()));0;VLOOKUP([.H10];Player;5;TRUE()))" office:value-type="float" office:value="4300" calcext:value-type="float">
            <text:p>4300</text:p>
          </table:table-cell>
          <table:table-cell table:formula="of:=IF(ISNA(VLOOKUP([.I10];Player;5;TRUE()));0;VLOOKUP([.I10];Player;5;TRUE()))" office:value-type="float" office:value="2400" calcext:value-type="float">
            <text:p>2400</text:p>
          </table:table-cell>
          <table:table-cell table:formula="of:=SUM([.J10:.R10])" office:value-type="float" office:value="49400" calcext:value-type="float">
            <text:p>49400</text:p>
          </table:table-cell>
          <table:table-cell table:formula="of:=50000-[.S10]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Patrick Mahomes (14126129)</text:p>
          </table:table-cell>
          <table:table-cell office:value-type="string" calcext:value-type="string">
            <text:p>Damien Williams (14126141)</text:p>
          </table:table-cell>
          <table:table-cell office:value-type="string" calcext:value-type="string">
            <text:p>Aaron Jones (14126143)</text:p>
          </table:table-cell>
          <table:table-cell office:value-type="string" calcext:value-type="string">
            <text:p>Tyreek Hill (14126177)</text:p>
          </table:table-cell>
          <table:table-cell office:value-type="string" calcext:value-type="string">
            <text:p>Deebo Samuel (14126179)</text:p>
          </table:table-cell>
          <table:table-cell office:value-type="string" calcext:value-type="string">
            <text:p>A.J. Brown (14126181)</text:p>
          </table:table-cell>
          <table:table-cell office:value-type="string" calcext:value-type="string">
            <text:p>Jonnu Smith (14126231)</text:p>
          </table:table-cell>
          <table:table-cell office:value-type="string" calcext:value-type="string">
            <text:p>Raheem Mostert (14126147)</text:p>
          </table:table-cell>
          <table:table-cell office:value-type="string" calcext:value-type="string">
            <text:p>49ers <text:s/>(14126262)</text:p>
          </table:table-cell>
          <table:table-cell table:formula="of:=IF(ISNA(VLOOKUP([.A11];Player;5;TRUE()));0;VLOOKUP([.A11];Player;5;TRUE()))" office:value-type="float" office:value="7700" calcext:value-type="float">
            <text:p>7700</text:p>
          </table:table-cell>
          <table:table-cell table:formula="of:=IF(ISNA(VLOOKUP([.B11];Player;5;TRUE()));0;VLOOKUP([.B11];Player;5;TRUE()))" office:value-type="float" office:value="7000" calcext:value-type="float">
            <text:p>7000</text:p>
          </table:table-cell>
          <table:table-cell table:formula="of:=IF(ISNA(VLOOKUP([.C11];Player;5;TRUE()));0;VLOOKUP([.C11];Player;5;TRUE()))" office:value-type="float" office:value="6700" calcext:value-type="float">
            <text:p>6700</text:p>
          </table:table-cell>
          <table:table-cell table:formula="of:=IF(ISNA(VLOOKUP([.D11];Player;5;TRUE()));0;VLOOKUP([.D11];Player;5;TRUE()))" office:value-type="float" office:value="7200" calcext:value-type="float">
            <text:p>7200</text:p>
          </table:table-cell>
          <table:table-cell table:formula="of:=IF(ISNA(VLOOKUP([.E11];Player;5;TRUE()));0;VLOOKUP([.E11];Player;5;TRUE()))" office:value-type="float" office:value="5500" calcext:value-type="float">
            <text:p>5500</text:p>
          </table:table-cell>
          <table:table-cell table:formula="of:=IF(ISNA(VLOOKUP([.F11];Player;5;TRUE()));0;VLOOKUP([.F11];Player;5;TRUE()))" office:value-type="float" office:value="5200" calcext:value-type="float">
            <text:p>5200</text:p>
          </table:table-cell>
          <table:table-cell table:formula="of:=IF(ISNA(VLOOKUP([.G11];Player;5;TRUE()));0;VLOOKUP([.G11];Player;5;TRUE()))" office:value-type="float" office:value="3400" calcext:value-type="float">
            <text:p>3400</text:p>
          </table:table-cell>
          <table:table-cell table:formula="of:=IF(ISNA(VLOOKUP([.H11];Player;5;TRUE()));0;VLOOKUP([.H11];Player;5;TRUE()))" office:value-type="float" office:value="4300" calcext:value-type="float">
            <text:p>4300</text:p>
          </table:table-cell>
          <table:table-cell table:formula="of:=IF(ISNA(VLOOKUP([.I11];Player;5;TRUE()));0;VLOOKUP([.I11];Player;5;TRUE()))" office:value-type="float" office:value="2900" calcext:value-type="float">
            <text:p>2900</text:p>
          </table:table-cell>
          <table:table-cell table:formula="of:=SUM([.J11:.R11])" office:value-type="float" office:value="49900" calcext:value-type="float">
            <text:p>49900</text:p>
          </table:table-cell>
          <table:table-cell table:formula="of:=50000-[.S1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trick Mahomes (14126129)</text:p>
          </table:table-cell>
          <table:table-cell office:value-type="string" calcext:value-type="string">
            <text:p>Damien Williams (14126141)</text:p>
          </table:table-cell>
          <table:table-cell office:value-type="string" calcext:value-type="string">
            <text:p>Aaron Jones (14126143)</text:p>
          </table:table-cell>
          <table:table-cell office:value-type="string" calcext:value-type="string">
            <text:p>Tyreek Hill (14126177)</text:p>
          </table:table-cell>
          <table:table-cell office:value-type="string" calcext:value-type="string">
            <text:p>Deebo Samuel (14126179)</text:p>
          </table:table-cell>
          <table:table-cell office:value-type="string" calcext:value-type="string">
            <text:p>Emmanuel Sanders (14126183)</text:p>
          </table:table-cell>
          <table:table-cell office:value-type="string" calcext:value-type="string">
            <text:p>Jonnu Smith (14126231)</text:p>
          </table:table-cell>
          <table:table-cell office:value-type="string" calcext:value-type="string">
            <text:p>Raheem Mostert (14126147)</text:p>
          </table:table-cell>
          <table:table-cell office:value-type="string" calcext:value-type="string">
            <text:p>Chiefs <text:s/>(14126261)</text:p>
          </table:table-cell>
          <table:table-cell table:formula="of:=IF(ISNA(VLOOKUP([.A12];Player;5;TRUE()));0;VLOOKUP([.A12];Player;5;TRUE()))" office:value-type="float" office:value="7700" calcext:value-type="float">
            <text:p>7700</text:p>
          </table:table-cell>
          <table:table-cell table:formula="of:=IF(ISNA(VLOOKUP([.B12];Player;5;TRUE()));0;VLOOKUP([.B12];Player;5;TRUE()))" office:value-type="float" office:value="7000" calcext:value-type="float">
            <text:p>7000</text:p>
          </table:table-cell>
          <table:table-cell table:formula="of:=IF(ISNA(VLOOKUP([.C12];Player;5;TRUE()));0;VLOOKUP([.C12];Player;5;TRUE()))" office:value-type="float" office:value="6700" calcext:value-type="float">
            <text:p>6700</text:p>
          </table:table-cell>
          <table:table-cell table:formula="of:=IF(ISNA(VLOOKUP([.D12];Player;5;TRUE()));0;VLOOKUP([.D12];Player;5;TRUE()))" office:value-type="float" office:value="7200" calcext:value-type="float">
            <text:p>7200</text:p>
          </table:table-cell>
          <table:table-cell table:formula="of:=IF(ISNA(VLOOKUP([.E12];Player;5;TRUE()));0;VLOOKUP([.E12];Player;5;TRUE()))" office:value-type="float" office:value="5500" calcext:value-type="float">
            <text:p>5500</text:p>
          </table:table-cell>
          <table:table-cell table:formula="of:=IF(ISNA(VLOOKUP([.F12];Player;5;TRUE()));0;VLOOKUP([.F12];Player;5;TRUE()))" office:value-type="float" office:value="4900" calcext:value-type="float">
            <text:p>4900</text:p>
          </table:table-cell>
          <table:table-cell table:formula="of:=IF(ISNA(VLOOKUP([.G12];Player;5;TRUE()));0;VLOOKUP([.G12];Player;5;TRUE()))" office:value-type="float" office:value="3400" calcext:value-type="float">
            <text:p>3400</text:p>
          </table:table-cell>
          <table:table-cell table:formula="of:=IF(ISNA(VLOOKUP([.H12];Player;5;TRUE()));0;VLOOKUP([.H12];Player;5;TRUE()))" office:value-type="float" office:value="4300" calcext:value-type="float">
            <text:p>4300</text:p>
          </table:table-cell>
          <table:table-cell table:formula="of:=IF(ISNA(VLOOKUP([.I12];Player;5;TRUE()));0;VLOOKUP([.I12];Player;5;TRUE()))" office:value-type="float" office:value="3100" calcext:value-type="float">
            <text:p>3100</text:p>
          </table:table-cell>
          <table:table-cell table:formula="of:=SUM([.J12:.R12])" office:value-type="float" office:value="49800" calcext:value-type="float">
            <text:p>49800</text:p>
          </table:table-cell>
          <table:table-cell table:formula="of:=50000-[.S12]" office:value-type="float" office:value="200" calcext:value-type="float">
            <text:p>200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Name +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oster Position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Game Info</text:p>
          </table:table-cell>
          <table:table-cell office:value-type="string" calcext:value-type="string">
            <text:p>TeamAbbrev</text:p>
          </table:table-cell>
          <table:table-cell office:value-type="string" calcext:value-type="string">
            <text:p>AvgPointsPerGame</text:p>
          </table:table-cell>
        </table:table-row>
        <table:table-row table:style-name="ro1">
          <table:table-cell office:value-type="string" calcext:value-type="string">
            <text:p>DST</text:p>
          </table:table-cell>
          <table:table-cell office:value-type="string" calcext:value-type="string">
            <text:p>49ers <text:s/>(14126262)</text:p>
          </table:table-cell>
          <table:table-cell office:value-type="string" calcext:value-type="string">
            <text:p>49ers </text:p>
          </table:table-cell>
          <table:table-cell office:value-type="float" office:value="14126262" calcext:value-type="float">
            <text:p>14126262</text:p>
          </table:table-cell>
          <table:table-cell office:value-type="string" calcext:value-type="string">
            <text:p>DST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SF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A.J. Brown (14126181)</text:p>
          </table:table-cell>
          <table:table-cell office:value-type="string" calcext:value-type="string">
            <text:p>A.J. Brown</text:p>
          </table:table-cell>
          <table:table-cell office:value-type="float" office:value="14126181" calcext:value-type="float">
            <text:p>14126181</text:p>
          </table:table-cell>
          <table:table-cell office:value-type="string" calcext:value-type="string">
            <text:p>WR/FLEX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TEN</text:p>
          </table:table-cell>
          <table:table-cell office:value-type="float" office:value="13.13" calcext:value-type="float">
            <text:p>13.13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Aaron Jones (14126143)</text:p>
          </table:table-cell>
          <table:table-cell office:value-type="string" calcext:value-type="string">
            <text:p>Aaron Jones</text:p>
          </table:table-cell>
          <table:table-cell office:value-type="float" office:value="14126143" calcext:value-type="float">
            <text:p>14126143</text:p>
          </table:table-cell>
          <table:table-cell office:value-type="string" calcext:value-type="string">
            <text:p>RB/FLEX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GB</text:p>
          </table:table-cell>
          <table:table-cell office:value-type="float" office:value="20.85" calcext:value-type="float">
            <text:p>20.85</text:p>
          </table:table-cell>
        </table:table-row>
        <table:table-row table:style-name="ro1">
          <table:table-cell office:value-type="string" calcext:value-type="string">
            <text:p>QB</text:p>
          </table:table-cell>
          <table:table-cell office:value-type="string" calcext:value-type="string">
            <text:p>Aaron Rodgers (14126130)</text:p>
          </table:table-cell>
          <table:table-cell office:value-type="string" calcext:value-type="string">
            <text:p>Aaron Rodgers</text:p>
          </table:table-cell>
          <table:table-cell office:value-type="float" office:value="14126130" calcext:value-type="float">
            <text:p>14126130</text:p>
          </table:table-cell>
          <table:table-cell office:value-type="string" calcext:value-type="string">
            <text:p>QB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GB</text:p>
          </table:table-cell>
          <table:table-cell office:value-type="float" office:value="18.68" calcext:value-type="float">
            <text:p>18.68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Adam Humphries (14126209)</text:p>
          </table:table-cell>
          <table:table-cell office:value-type="string" calcext:value-type="string">
            <text:p>Adam Humphries</text:p>
          </table:table-cell>
          <table:table-cell office:value-type="float" office:value="14126209" calcext:value-type="float">
            <text:p>14126209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TEN</text:p>
          </table:table-cell>
          <table:table-cell office:value-type="float" office:value="7.21" calcext:value-type="float">
            <text:p>7.21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Allen Lazard (14126187)</text:p>
          </table:table-cell>
          <table:table-cell office:value-type="string" calcext:value-type="string">
            <text:p>Allen Lazard</text:p>
          </table:table-cell>
          <table:table-cell office:value-type="float" office:value="14126187" calcext:value-type="float">
            <text:p>14126187</text:p>
          </table:table-cell>
          <table:table-cell office:value-type="string" calcext:value-type="string">
            <text:p>WR/FLEX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GB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Anthony Firkser (14126243)</text:p>
          </table:table-cell>
          <table:table-cell office:value-type="string" calcext:value-type="string">
            <text:p>Anthony Firkser</text:p>
          </table:table-cell>
          <table:table-cell office:value-type="float" office:value="14126243" calcext:value-type="float">
            <text:p>14126243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TEN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Anthony Sherman (14126167)</text:p>
          </table:table-cell>
          <table:table-cell office:value-type="string" calcext:value-type="string">
            <text:p>Anthony Sherman</text:p>
          </table:table-cell>
          <table:table-cell office:value-type="float" office:value="14126167" calcext:value-type="float">
            <text:p>14126167</text:p>
          </table:table-cell>
          <table:table-cell office:value-type="string" calcext:value-type="string">
            <text:p>RB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KC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Beau Brinkley (14126247)</text:p>
          </table:table-cell>
          <table:table-cell office:value-type="string" calcext:value-type="string">
            <text:p>Beau Brinkley</text:p>
          </table:table-cell>
          <table:table-cell office:value-type="float" office:value="14126247" calcext:value-type="float">
            <text:p>14126247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T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Blake Bell (14126233)</text:p>
          </table:table-cell>
          <table:table-cell office:value-type="string" calcext:value-type="string">
            <text:p>Blake Bell</text:p>
          </table:table-cell>
          <table:table-cell office:value-type="float" office:value="14126233" calcext:value-type="float">
            <text:p>14126233</text:p>
          </table:table-cell>
          <table:table-cell office:value-type="string" calcext:value-type="string">
            <text:p>TE/FLEX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KC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Byron Pringle (14126207)</text:p>
          </table:table-cell>
          <table:table-cell office:value-type="string" calcext:value-type="string">
            <text:p>Byron Pringle</text:p>
          </table:table-cell>
          <table:table-cell office:value-type="float" office:value="14126207" calcext:value-type="float">
            <text:p>14126207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KC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string" calcext:value-type="string">
            <text:p>QB</text:p>
          </table:table-cell>
          <table:table-cell office:value-type="string" calcext:value-type="string">
            <text:p>C.J. Beathard (14126137)</text:p>
          </table:table-cell>
          <table:table-cell office:value-type="string" calcext:value-type="string">
            <text:p>C.J. Beathard</text:p>
          </table:table-cell>
          <table:table-cell office:value-type="float" office:value="14126137" calcext:value-type="float">
            <text:p>14126137</text:p>
          </table:table-cell>
          <table:table-cell office:value-type="string" calcext:value-type="string">
            <text:p>QB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B</text:p>
          </table:table-cell>
          <table:table-cell office:value-type="string" calcext:value-type="string">
            <text:p>Chad Henne (14126138)</text:p>
          </table:table-cell>
          <table:table-cell office:value-type="string" calcext:value-type="string">
            <text:p>Chad Henne</text:p>
          </table:table-cell>
          <table:table-cell office:value-type="float" office:value="14126138" calcext:value-type="float">
            <text:p>14126138</text:p>
          </table:table-cell>
          <table:table-cell office:value-type="string" calcext:value-type="string">
            <text:p>QB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K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T</text:p>
          </table:table-cell>
          <table:table-cell office:value-type="string" calcext:value-type="string">
            <text:p>Chiefs <text:s/>(14126261)</text:p>
          </table:table-cell>
          <table:table-cell office:value-type="string" calcext:value-type="string">
            <text:p>Chiefs </text:p>
          </table:table-cell>
          <table:table-cell office:value-type="float" office:value="14126261" calcext:value-type="float">
            <text:p>14126261</text:p>
          </table:table-cell>
          <table:table-cell office:value-type="string" calcext:value-type="string">
            <text:p>DST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KC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Cody Hollister (14126211)</text:p>
          </table:table-cell>
          <table:table-cell office:value-type="string" calcext:value-type="string">
            <text:p>Cody Hollister</text:p>
          </table:table-cell>
          <table:table-cell office:value-type="float" office:value="14126211" calcext:value-type="float">
            <text:p>14126211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TEN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Corey Davis (14126191)</text:p>
          </table:table-cell>
          <table:table-cell office:value-type="string" calcext:value-type="string">
            <text:p>Corey Davis</text:p>
          </table:table-cell>
          <table:table-cell office:value-type="float" office:value="14126191" calcext:value-type="float">
            <text:p>14126191</text:p>
          </table:table-cell>
          <table:table-cell office:value-type="string" calcext:value-type="string">
            <text:p>WR/FLEX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TEN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Damien Williams (14126141)</text:p>
          </table:table-cell>
          <table:table-cell office:value-type="string" calcext:value-type="string">
            <text:p>Damien Williams</text:p>
          </table:table-cell>
          <table:table-cell office:value-type="float" office:value="14126141" calcext:value-type="float">
            <text:p>14126141</text:p>
          </table:table-cell>
          <table:table-cell office:value-type="string" calcext:value-type="string">
            <text:p>RB/FLEX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KC</text:p>
          </table:table-cell>
          <table:table-cell office:value-type="float" office:value="14.58" calcext:value-type="float">
            <text:p>14.58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Daniel Helm (14126237)</text:p>
          </table:table-cell>
          <table:table-cell office:value-type="string" calcext:value-type="string">
            <text:p>Daniel Helm</text:p>
          </table:table-cell>
          <table:table-cell office:value-type="float" office:value="14126237" calcext:value-type="float">
            <text:p>14126237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Danny Vitale (14126173)</text:p>
          </table:table-cell>
          <table:table-cell office:value-type="string" calcext:value-type="string">
            <text:p>Danny Vitale</text:p>
          </table:table-cell>
          <table:table-cell office:value-type="float" office:value="14126173" calcext:value-type="float">
            <text:p>14126173</text:p>
          </table:table-cell>
          <table:table-cell office:value-type="string" calcext:value-type="string">
            <text:p>RB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GB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Dante Pettis (14126219)</text:p>
          </table:table-cell>
          <table:table-cell office:value-type="string" calcext:value-type="string">
            <text:p>Dante Pettis</text:p>
          </table:table-cell>
          <table:table-cell office:value-type="float" office:value="14126219" calcext:value-type="float">
            <text:p>14126219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SF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Darius Jennings (14126215)</text:p>
          </table:table-cell>
          <table:table-cell office:value-type="string" calcext:value-type="string">
            <text:p>Darius Jennings</text:p>
          </table:table-cell>
          <table:table-cell office:value-type="float" office:value="14126215" calcext:value-type="float">
            <text:p>14126215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TEN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Darrel Williams (14126165)</text:p>
          </table:table-cell>
          <table:table-cell office:value-type="string" calcext:value-type="string">
            <text:p>Darrel Williams</text:p>
          </table:table-cell>
          <table:table-cell office:value-type="float" office:value="14126165" calcext:value-type="float">
            <text:p>14126165</text:p>
          </table:table-cell>
          <table:table-cell office:value-type="string" calcext:value-type="string">
            <text:p>RB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KC</text:p>
          </table:table-cell>
          <table:table-cell office:value-type="float" office:value="5.73" calcext:value-type="float">
            <text:p>5.73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Darwin Thompson (14126157)</text:p>
          </table:table-cell>
          <table:table-cell office:value-type="string" calcext:value-type="string">
            <text:p>Darwin Thompson</text:p>
          </table:table-cell>
          <table:table-cell office:value-type="float" office:value="14126157" calcext:value-type="float">
            <text:p>14126157</text:p>
          </table:table-cell>
          <table:table-cell office:value-type="string" calcext:value-type="string">
            <text:p>RB/FLEX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KC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Davante Adams (14126175)</text:p>
          </table:table-cell>
          <table:table-cell office:value-type="string" calcext:value-type="string">
            <text:p>Davante Adams</text:p>
          </table:table-cell>
          <table:table-cell office:value-type="float" office:value="14126175" calcext:value-type="float">
            <text:p>14126175</text:p>
          </table:table-cell>
          <table:table-cell office:value-type="string" calcext:value-type="string">
            <text:p>WR/FLEX</text:p>
          </table:table-cell>
          <table:table-cell office:value-type="float" office:value="7900" calcext:value-type="float">
            <text:p>79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GB</text:p>
          </table:table-cell>
          <table:table-cell office:value-type="float" office:value="20.59" calcext:value-type="float">
            <text:p>20.59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Deebo Samuel (14126179)</text:p>
          </table:table-cell>
          <table:table-cell office:value-type="string" calcext:value-type="string">
            <text:p>Deebo Samuel</text:p>
          </table:table-cell>
          <table:table-cell office:value-type="float" office:value="14126179" calcext:value-type="float">
            <text:p>14126179</text:p>
          </table:table-cell>
          <table:table-cell office:value-type="string" calcext:value-type="string">
            <text:p>WR/FLEX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SF</text:p>
          </table:table-cell>
          <table:table-cell office:value-type="float" office:value="12.93" calcext:value-type="float">
            <text:p>12.93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Delanie Walker (14126245)</text:p>
          </table:table-cell>
          <table:table-cell office:value-type="string" calcext:value-type="string">
            <text:p>Delanie Walker</text:p>
          </table:table-cell>
          <table:table-cell office:value-type="float" office:value="14126245" calcext:value-type="float">
            <text:p>14126245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TEN</text:p>
          </table:table-cell>
          <table:table-cell office:value-type="float" office:value="7.79" calcext:value-type="float">
            <text:p>7.79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Demarcus Robinson (14126201)</text:p>
          </table:table-cell>
          <table:table-cell office:value-type="string" calcext:value-type="string">
            <text:p>Demarcus Robinson</text:p>
          </table:table-cell>
          <table:table-cell office:value-type="float" office:value="14126201" calcext:value-type="float">
            <text:p>14126201</text:p>
          </table:table-cell>
          <table:table-cell office:value-type="string" calcext:value-type="string">
            <text:p>WR/FLEX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KC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Deon Yelder (14126239)</text:p>
          </table:table-cell>
          <table:table-cell office:value-type="string" calcext:value-type="string">
            <text:p>Deon Yelder</text:p>
          </table:table-cell>
          <table:table-cell office:value-type="float" office:value="14126239" calcext:value-type="float">
            <text:p>14126239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KC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Derrick Henry (14126139)</text:p>
          </table:table-cell>
          <table:table-cell office:value-type="string" calcext:value-type="string">
            <text:p>Derrick Henry</text:p>
          </table:table-cell>
          <table:table-cell office:value-type="float" office:value="14126139" calcext:value-type="float">
            <text:p>14126139</text:p>
          </table:table-cell>
          <table:table-cell office:value-type="string" calcext:value-type="string">
            <text:p>RB/FLEX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TEN</text:p>
          </table:table-cell>
          <table:table-cell office:value-type="float" office:value="22.08" calcext:value-type="float">
            <text:p>22.08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Dexter Williams (14126163)</text:p>
          </table:table-cell>
          <table:table-cell office:value-type="string" calcext:value-type="string">
            <text:p>Dexter Williams</text:p>
          </table:table-cell>
          <table:table-cell office:value-type="float" office:value="14126163" calcext:value-type="float">
            <text:p>14126163</text:p>
          </table:table-cell>
          <table:table-cell office:value-type="string" calcext:value-type="string">
            <text:p>RB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GB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Dion Lewis (14126155)</text:p>
          </table:table-cell>
          <table:table-cell office:value-type="string" calcext:value-type="string">
            <text:p>Dion Lewis</text:p>
          </table:table-cell>
          <table:table-cell office:value-type="float" office:value="14126155" calcext:value-type="float">
            <text:p>14126155</text:p>
          </table:table-cell>
          <table:table-cell office:value-type="string" calcext:value-type="string">
            <text:p>RB/FLEX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TEN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Emmanuel Sanders (14126183)</text:p>
          </table:table-cell>
          <table:table-cell office:value-type="string" calcext:value-type="string">
            <text:p>Emmanuel Sanders</text:p>
          </table:table-cell>
          <table:table-cell office:value-type="float" office:value="14126183" calcext:value-type="float">
            <text:p>14126183</text:p>
          </table:table-cell>
          <table:table-cell office:value-type="string" calcext:value-type="string">
            <text:p>WR/FLEX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SF</text:p>
          </table:table-cell>
          <table:table-cell office:value-type="float" office:value="11.37" calcext:value-type="float">
            <text:p>11.37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George Kittle (14126227)</text:p>
          </table:table-cell>
          <table:table-cell office:value-type="string" calcext:value-type="string">
            <text:p>George Kittle</text:p>
          </table:table-cell>
          <table:table-cell office:value-type="float" office:value="14126227" calcext:value-type="float">
            <text:p>14126227</text:p>
          </table:table-cell>
          <table:table-cell office:value-type="string" calcext:value-type="string">
            <text:p>TE/FLEX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SF</text:p>
          </table:table-cell>
          <table:table-cell office:value-type="float" office:value="15.74" calcext:value-type="float">
            <text:p>15.74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Geronimo Allison (14126195)</text:p>
          </table:table-cell>
          <table:table-cell office:value-type="string" calcext:value-type="string">
            <text:p>Geronimo Allison</text:p>
          </table:table-cell>
          <table:table-cell office:value-type="float" office:value="14126195" calcext:value-type="float">
            <text:p>14126195</text:p>
          </table:table-cell>
          <table:table-cell office:value-type="string" calcext:value-type="string">
            <text:p>WR/FLEX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GB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Jace Sternberger (14126259)</text:p>
          </table:table-cell>
          <table:table-cell office:value-type="string" calcext:value-type="string">
            <text:p>Jace Sternberger</text:p>
          </table:table-cell>
          <table:table-cell office:value-type="float" office:value="14126259" calcext:value-type="float">
            <text:p>14126259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GB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Jake Kumerow (14126203)</text:p>
          </table:table-cell>
          <table:table-cell office:value-type="string" calcext:value-type="string">
            <text:p>Jake Kumerow</text:p>
          </table:table-cell>
          <table:table-cell office:value-type="float" office:value="14126203" calcext:value-type="float">
            <text:p>14126203</text:p>
          </table:table-cell>
          <table:table-cell office:value-type="string" calcext:value-type="string">
            <text:p>WR/FLEX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GB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Jamaal Williams (14126149)</text:p>
          </table:table-cell>
          <table:table-cell office:value-type="string" calcext:value-type="string">
            <text:p>Jamaal Williams</text:p>
          </table:table-cell>
          <table:table-cell office:value-type="float" office:value="14126149" calcext:value-type="float">
            <text:p>14126149</text:p>
          </table:table-cell>
          <table:table-cell office:value-type="string" calcext:value-type="string">
            <text:p>RB/FLEX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GB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James Winchester (14126241)</text:p>
          </table:table-cell>
          <table:table-cell office:value-type="string" calcext:value-type="string">
            <text:p>James Winchester</text:p>
          </table:table-cell>
          <table:table-cell office:value-type="float" office:value="14126241" calcext:value-type="float">
            <text:p>14126241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K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Jeff Wilson Jr. (14126171)</text:p>
          </table:table-cell>
          <table:table-cell office:value-type="string" calcext:value-type="string">
            <text:p>Jeff Wilson Jr.</text:p>
          </table:table-cell>
          <table:table-cell office:value-type="float" office:value="14126171" calcext:value-type="float">
            <text:p>14126171</text:p>
          </table:table-cell>
          <table:table-cell office:value-type="string" calcext:value-type="string">
            <text:p>RB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SF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string" calcext:value-type="string">
            <text:p>QB</text:p>
          </table:table-cell>
          <table:table-cell office:value-type="string" calcext:value-type="string">
            <text:p>Jimmy Garoppolo (14126132)</text:p>
          </table:table-cell>
          <table:table-cell office:value-type="string" calcext:value-type="string">
            <text:p>Jimmy Garoppolo</text:p>
          </table:table-cell>
          <table:table-cell office:value-type="float" office:value="14126132" calcext:value-type="float">
            <text:p>14126132</text:p>
          </table:table-cell>
          <table:table-cell office:value-type="string" calcext:value-type="string">
            <text:p>QB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SF</text:p>
          </table:table-cell>
          <table:table-cell office:value-type="float" office:value="16.62" calcext:value-type="float">
            <text:p>16.62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Jimmy Graham (14126229)</text:p>
          </table:table-cell>
          <table:table-cell office:value-type="string" calcext:value-type="string">
            <text:p>Jimmy Graham</text:p>
          </table:table-cell>
          <table:table-cell office:value-type="float" office:value="14126229" calcext:value-type="float">
            <text:p>14126229</text:p>
          </table:table-cell>
          <table:table-cell office:value-type="string" calcext:value-type="string">
            <text:p>TE/FLEX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GB</text:p>
          </table:table-cell>
          <table:table-cell office:value-type="float" office:value="6.39" calcext:value-type="float">
            <text:p>6.39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Jonnu Smith (14126231)</text:p>
          </table:table-cell>
          <table:table-cell office:value-type="string" calcext:value-type="string">
            <text:p>Jonnu Smith</text:p>
          </table:table-cell>
          <table:table-cell office:value-type="float" office:value="14126231" calcext:value-type="float">
            <text:p>14126231</text:p>
          </table:table-cell>
          <table:table-cell office:value-type="string" calcext:value-type="string">
            <text:p>TE/FLEX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TEN</text:p>
          </table:table-cell>
          <table:table-cell office:value-type="float" office:value="6.43" calcext:value-type="float">
            <text:p>6.43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Jordan Matthews (14126221)</text:p>
          </table:table-cell>
          <table:table-cell office:value-type="string" calcext:value-type="string">
            <text:p>Jordan Matthews</text:p>
          </table:table-cell>
          <table:table-cell office:value-type="float" office:value="14126221" calcext:value-type="float">
            <text:p>14126221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SF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Kalif Raymond (14126197)</text:p>
          </table:table-cell>
          <table:table-cell office:value-type="string" calcext:value-type="string">
            <text:p>Kalif Raymond</text:p>
          </table:table-cell>
          <table:table-cell office:value-type="float" office:value="14126197" calcext:value-type="float">
            <text:p>14126197</text:p>
          </table:table-cell>
          <table:table-cell office:value-type="string" calcext:value-type="string">
            <text:p>WR/FLEX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TEN</text:p>
          </table:table-cell>
          <table:table-cell office:value-type="float" office:value="4.67" calcext:value-type="float">
            <text:p>4.67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Kendrick Bourne (14126189)</text:p>
          </table:table-cell>
          <table:table-cell office:value-type="string" calcext:value-type="string">
            <text:p>Kendrick Bourne</text:p>
          </table:table-cell>
          <table:table-cell office:value-type="float" office:value="14126189" calcext:value-type="float">
            <text:p>14126189</text:p>
          </table:table-cell>
          <table:table-cell office:value-type="string" calcext:value-type="string">
            <text:p>WR/FLEX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SF</text:p>
          </table:table-cell>
          <table:table-cell office:value-type="float" office:value="6.52" calcext:value-type="float">
            <text:p>6.52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Khari Blasingame (14126169)</text:p>
          </table:table-cell>
          <table:table-cell office:value-type="string" calcext:value-type="string">
            <text:p>Khari Blasingame</text:p>
          </table:table-cell>
          <table:table-cell office:value-type="float" office:value="14126169" calcext:value-type="float">
            <text:p>14126169</text:p>
          </table:table-cell>
          <table:table-cell office:value-type="string" calcext:value-type="string">
            <text:p>RB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TEN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Kyle Juszczyk (14126159)</text:p>
          </table:table-cell>
          <table:table-cell office:value-type="string" calcext:value-type="string">
            <text:p>Kyle Juszczyk</text:p>
          </table:table-cell>
          <table:table-cell office:value-type="float" office:value="14126159" calcext:value-type="float">
            <text:p>14126159</text:p>
          </table:table-cell>
          <table:table-cell office:value-type="string" calcext:value-type="string">
            <text:p>RB/FLEX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SF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Kyle Nelson (14126253)</text:p>
          </table:table-cell>
          <table:table-cell office:value-type="string" calcext:value-type="string">
            <text:p>Kyle Nelson</text:p>
          </table:table-cell>
          <table:table-cell office:value-type="float" office:value="14126253" calcext:value-type="float">
            <text:p>14126253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S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LeSean McCoy (14126151)</text:p>
          </table:table-cell>
          <table:table-cell office:value-type="string" calcext:value-type="string">
            <text:p>LeSean McCoy</text:p>
          </table:table-cell>
          <table:table-cell office:value-type="float" office:value="14126151" calcext:value-type="float">
            <text:p>14126151</text:p>
          </table:table-cell>
          <table:table-cell office:value-type="string" calcext:value-type="string">
            <text:p>RB/FLEX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KC</text:p>
          </table:table-cell>
          <table:table-cell office:value-type="float" office:value="8.61" calcext:value-type="float">
            <text:p>8.61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Levine Toilolo (14126251)</text:p>
          </table:table-cell>
          <table:table-cell office:value-type="string" calcext:value-type="string">
            <text:p>Levine Toilolo</text:p>
          </table:table-cell>
          <table:table-cell office:value-type="float" office:value="14126251" calcext:value-type="float">
            <text:p>14126251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SF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Marcedes Lewis (14126255)</text:p>
          </table:table-cell>
          <table:table-cell office:value-type="string" calcext:value-type="string">
            <text:p>Marcedes Lewis</text:p>
          </table:table-cell>
          <table:table-cell office:value-type="float" office:value="14126255" calcext:value-type="float">
            <text:p>14126255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GB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string" calcext:value-type="string">
            <text:p>QB</text:p>
          </table:table-cell>
          <table:table-cell office:value-type="string" calcext:value-type="string">
            <text:p>Marcus Mariota (14126133)</text:p>
          </table:table-cell>
          <table:table-cell office:value-type="string" calcext:value-type="string">
            <text:p>Marcus Mariota</text:p>
          </table:table-cell>
          <table:table-cell office:value-type="float" office:value="14126133" calcext:value-type="float">
            <text:p>14126133</text:p>
          </table:table-cell>
          <table:table-cell office:value-type="string" calcext:value-type="string">
            <text:p>QB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TEN</text:p>
          </table:table-cell>
          <table:table-cell office:value-type="float" office:value="10.02" calcext:value-type="float">
            <text:p>10.02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Marquez Valdes-Scantling (14126199)</text:p>
          </table:table-cell>
          <table:table-cell office:value-type="string" calcext:value-type="string">
            <text:p>Marquez Valdes-Scantling</text:p>
          </table:table-cell>
          <table:table-cell office:value-type="float" office:value="14126199" calcext:value-type="float">
            <text:p>14126199</text:p>
          </table:table-cell>
          <table:table-cell office:value-type="string" calcext:value-type="string">
            <text:p>WR/FLEX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GB</text:p>
          </table:table-cell>
          <table:table-cell office:value-type="float" office:value="5.23" calcext:value-type="float">
            <text:p>5.23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Matt Breida (14126153)</text:p>
          </table:table-cell>
          <table:table-cell office:value-type="string" calcext:value-type="string">
            <text:p>Matt Breida</text:p>
          </table:table-cell>
          <table:table-cell office:value-type="float" office:value="14126153" calcext:value-type="float">
            <text:p>14126153</text:p>
          </table:table-cell>
          <table:table-cell office:value-type="string" calcext:value-type="string">
            <text:p>RB/FLEX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SF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 office:value-type="string" calcext:value-type="string">
            <text:p>QB</text:p>
          </table:table-cell>
          <table:table-cell office:value-type="string" calcext:value-type="string">
            <text:p>Matt Moore (14126134)</text:p>
          </table:table-cell>
          <table:table-cell office:value-type="string" calcext:value-type="string">
            <text:p>Matt Moore</text:p>
          </table:table-cell>
          <table:table-cell office:value-type="float" office:value="14126134" calcext:value-type="float">
            <text:p>14126134</text:p>
          </table:table-cell>
          <table:table-cell office:value-type="string" calcext:value-type="string">
            <text:p>QB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KC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Mecole Hardman (14126193)</text:p>
          </table:table-cell>
          <table:table-cell office:value-type="string" calcext:value-type="string">
            <text:p>Mecole Hardman</text:p>
          </table:table-cell>
          <table:table-cell office:value-type="float" office:value="14126193" calcext:value-type="float">
            <text:p>14126193</text:p>
          </table:table-cell>
          <table:table-cell office:value-type="string" calcext:value-type="string">
            <text:p>WR/FLEX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KC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MyCole Pruitt (14126235)</text:p>
          </table:table-cell>
          <table:table-cell office:value-type="string" calcext:value-type="string">
            <text:p>MyCole Pruitt</text:p>
          </table:table-cell>
          <table:table-cell office:value-type="float" office:value="14126235" calcext:value-type="float">
            <text:p>14126235</text:p>
          </table:table-cell>
          <table:table-cell office:value-type="string" calcext:value-type="string">
            <text:p>TE/FLEX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TEN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QB</text:p>
          </table:table-cell>
          <table:table-cell office:value-type="string" calcext:value-type="string">
            <text:p>Nick Mullens (14126136)</text:p>
          </table:table-cell>
          <table:table-cell office:value-type="string" calcext:value-type="string">
            <text:p>Nick Mullens</text:p>
          </table:table-cell>
          <table:table-cell office:value-type="float" office:value="14126136" calcext:value-type="float">
            <text:p>14126136</text:p>
          </table:table-cell>
          <table:table-cell office:value-type="string" calcext:value-type="string">
            <text:p>QB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SF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string" calcext:value-type="string">
            <text:p>DST</text:p>
          </table:table-cell>
          <table:table-cell office:value-type="string" calcext:value-type="string">
            <text:p>Packers <text:s/>(14126263)</text:p>
          </table:table-cell>
          <table:table-cell office:value-type="string" calcext:value-type="string">
            <text:p>Packers </text:p>
          </table:table-cell>
          <table:table-cell office:value-type="float" office:value="14126263" calcext:value-type="float">
            <text:p>14126263</text:p>
          </table:table-cell>
          <table:table-cell office:value-type="string" calcext:value-type="string">
            <text:p>DST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GB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office:value-type="string" calcext:value-type="string">
            <text:p>QB</text:p>
          </table:table-cell>
          <table:table-cell office:value-type="string" calcext:value-type="string">
            <text:p>Patrick Mahomes (14126129)</text:p>
          </table:table-cell>
          <table:table-cell office:value-type="string" calcext:value-type="string">
            <text:p>Patrick Mahomes</text:p>
          </table:table-cell>
          <table:table-cell office:value-type="float" office:value="14126129" calcext:value-type="float">
            <text:p>14126129</text:p>
          </table:table-cell>
          <table:table-cell office:value-type="string" calcext:value-type="string">
            <text:p>QB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KC</text:p>
          </table:table-cell>
          <table:table-cell office:value-type="float" office:value="23.74" calcext:value-type="float">
            <text:p>23.74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Raheem Mostert (14126147)</text:p>
          </table:table-cell>
          <table:table-cell office:value-type="string" calcext:value-type="string">
            <text:p>Raheem Mostert</text:p>
          </table:table-cell>
          <table:table-cell office:value-type="float" office:value="14126147" calcext:value-type="float">
            <text:p>14126147</text:p>
          </table:table-cell>
          <table:table-cell office:value-type="string" calcext:value-type="string">
            <text:p>RB/FLEX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SF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Rashard Davis (14126213)</text:p>
          </table:table-cell>
          <table:table-cell office:value-type="string" calcext:value-type="string">
            <text:p>Rashard Davis</text:p>
          </table:table-cell>
          <table:table-cell office:value-type="float" office:value="14126213" calcext:value-type="float">
            <text:p>14126213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TEN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Richie James Jr. (14126217)</text:p>
          </table:table-cell>
          <table:table-cell office:value-type="string" calcext:value-type="string">
            <text:p>Richie James Jr.</text:p>
          </table:table-cell>
          <table:table-cell office:value-type="float" office:value="14126217" calcext:value-type="float">
            <text:p>14126217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SF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Robert Tonyan (14126257)</text:p>
          </table:table-cell>
          <table:table-cell office:value-type="string" calcext:value-type="string">
            <text:p>Robert Tonyan</text:p>
          </table:table-cell>
          <table:table-cell office:value-type="float" office:value="14126257" calcext:value-type="float">
            <text:p>14126257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GB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Ross Dwelley (14126249)</text:p>
          </table:table-cell>
          <table:table-cell office:value-type="string" calcext:value-type="string">
            <text:p>Ross Dwelley</text:p>
          </table:table-cell>
          <table:table-cell office:value-type="float" office:value="14126249" calcext:value-type="float">
            <text:p>14126249</text:p>
          </table:table-cell>
          <table:table-cell office:value-type="string" calcext:value-type="string">
            <text:p>TE/FLEX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SF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Ryan Grant (14126223)</text:p>
          </table:table-cell>
          <table:table-cell office:value-type="string" calcext:value-type="string">
            <text:p>Ryan Grant</text:p>
          </table:table-cell>
          <table:table-cell office:value-type="float" office:value="14126223" calcext:value-type="float">
            <text:p>14126223</text:p>
          </table:table-cell>
          <table:table-cell office:value-type="string" calcext:value-type="string">
            <text:p>WR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GB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QB</text:p>
          </table:table-cell>
          <table:table-cell office:value-type="string" calcext:value-type="string">
            <text:p>Ryan Tannehill (14126131)</text:p>
          </table:table-cell>
          <table:table-cell office:value-type="string" calcext:value-type="string">
            <text:p>Ryan Tannehill</text:p>
          </table:table-cell>
          <table:table-cell office:value-type="float" office:value="14126131" calcext:value-type="float">
            <text:p>14126131</text:p>
          </table:table-cell>
          <table:table-cell office:value-type="string" calcext:value-type="string">
            <text:p>QB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TEN</text:p>
          </table:table-cell>
          <table:table-cell office:value-type="float" office:value="19.14" calcext:value-type="float">
            <text:p>19.14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Sammy Watkins (14126185)</text:p>
          </table:table-cell>
          <table:table-cell office:value-type="string" calcext:value-type="string">
            <text:p>Sammy Watkins</text:p>
          </table:table-cell>
          <table:table-cell office:value-type="float" office:value="14126185" calcext:value-type="float">
            <text:p>14126185</text:p>
          </table:table-cell>
          <table:table-cell office:value-type="string" calcext:value-type="string">
            <text:p>WR/FLEX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KC</text:p>
          </table:table-cell>
          <table:table-cell office:value-type="float" office:value="10.23" calcext:value-type="float">
            <text:p>10.23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Tajae Sharpe (14126205)</text:p>
          </table:table-cell>
          <table:table-cell office:value-type="string" calcext:value-type="string">
            <text:p>Tajae Sharpe</text:p>
          </table:table-cell>
          <table:table-cell office:value-type="float" office:value="14126205" calcext:value-type="float">
            <text:p>14126205</text:p>
          </table:table-cell>
          <table:table-cell office:value-type="string" calcext:value-type="string">
            <text:p>WR/FLEX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TEN</text:p>
          </table:table-cell>
          <table:table-cell office:value-type="float" office:value="4.91" calcext:value-type="float">
            <text:p>4.91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Tevin Coleman (14126145)</text:p>
          </table:table-cell>
          <table:table-cell office:value-type="string" calcext:value-type="string">
            <text:p>Tevin Coleman</text:p>
          </table:table-cell>
          <table:table-cell office:value-type="float" office:value="14126145" calcext:value-type="float">
            <text:p>14126145</text:p>
          </table:table-cell>
          <table:table-cell office:value-type="string" calcext:value-type="string">
            <text:p>RB/FLEX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SF</text:p>
          </table:table-cell>
          <table:table-cell office:value-type="float" office:value="10.93" calcext:value-type="float">
            <text:p>10.93</text:p>
          </table:table-cell>
        </table:table-row>
        <table:table-row table:style-name="ro1">
          <table:table-cell office:value-type="string" calcext:value-type="string">
            <text:p>QB</text:p>
          </table:table-cell>
          <table:table-cell office:value-type="string" calcext:value-type="string">
            <text:p>Tim Boyle (14126135)</text:p>
          </table:table-cell>
          <table:table-cell office:value-type="string" calcext:value-type="string">
            <text:p>Tim Boyle</text:p>
          </table:table-cell>
          <table:table-cell office:value-type="float" office:value="14126135" calcext:value-type="float">
            <text:p>14126135</text:p>
          </table:table-cell>
          <table:table-cell office:value-type="string" calcext:value-type="string">
            <text:p>QB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GB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string" calcext:value-type="string">
            <text:p>DST</text:p>
          </table:table-cell>
          <table:table-cell office:value-type="string" calcext:value-type="string">
            <text:p>Titans <text:s/>(14126264)</text:p>
          </table:table-cell>
          <table:table-cell office:value-type="string" calcext:value-type="string">
            <text:p>Titans </text:p>
          </table:table-cell>
          <table:table-cell office:value-type="float" office:value="14126264" calcext:value-type="float">
            <text:p>14126264</text:p>
          </table:table-cell>
          <table:table-cell office:value-type="string" calcext:value-type="string">
            <text:p>D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TEN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Travis Kelce (14126225)</text:p>
          </table:table-cell>
          <table:table-cell office:value-type="string" calcext:value-type="string">
            <text:p>Travis Kelce</text:p>
          </table:table-cell>
          <table:table-cell office:value-type="float" office:value="14126225" calcext:value-type="float">
            <text:p>14126225</text:p>
          </table:table-cell>
          <table:table-cell office:value-type="string" calcext:value-type="string">
            <text:p>TE/FLEX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KC</text:p>
          </table:table-cell>
          <table:table-cell office:value-type="float" office:value="17.98" calcext:value-type="float">
            <text:p>17.98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Tyler Ervin (14126161)</text:p>
          </table:table-cell>
          <table:table-cell office:value-type="string" calcext:value-type="string">
            <text:p>Tyler Ervin</text:p>
          </table:table-cell>
          <table:table-cell office:value-type="float" office:value="14126161" calcext:value-type="float">
            <text:p>14126161</text:p>
          </table:table-cell>
          <table:table-cell office:value-type="string" calcext:value-type="string">
            <text:p>RB/FLEX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B@SF 01/19/2020 06:40PM ET</text:p>
          </table:table-cell>
          <table:table-cell office:value-type="string" calcext:value-type="string">
            <text:p>GB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Tyreek Hill (14126177)</text:p>
          </table:table-cell>
          <table:table-cell office:value-type="string" calcext:value-type="string">
            <text:p>Tyreek Hill</text:p>
          </table:table-cell>
          <table:table-cell office:value-type="float" office:value="14126177" calcext:value-type="float">
            <text:p>14126177</text:p>
          </table:table-cell>
          <table:table-cell office:value-type="string" calcext:value-type="string">
            <text:p>WR/FLEX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TEN@KC 01/19/2020 03:05PM ET</text:p>
          </table:table-cell>
          <table:table-cell office:value-type="string" calcext:value-type="string">
            <text:p>KC</text:p>
          </table:table-cell>
          <table:table-cell office:value-type="float" office:value="15.45" calcext:value-type="float">
            <text:p>15.45</text:p>
          </table:table-cell>
        </table:table-row>
      </table:table>
      <table:named-expressions>
        <table:named-range table:name="Player" table:base-cell-address="$Sheet2.$B$2" table:cell-range-address="$Sheet2.$B$2:.$I$76"/>
        <table:named-range table:name="Players" table:base-cell-address="$Sheet2.$A$43" table:cell-range-address="$Sheet2.$A$1:.$A$1048576"/>
      </table:named-expressions>
      <table:database-ranges>
        <table:database-range table:name="__Anonymous_Sheet_DB__0" table:target-range-address="Sheet1.A1:Sheet1.T12" table:contains-header="false">
          <table:sort>
            <table:sort-by table:field-number="19" table:order="descending" table:data-type="automatic"/>
          </table:sort>
        </table:database-range>
        <table:database-range table:name="__Anonymous_Sheet_DB__1" table:target-range-address="Sheet2.A1:Sheet2.I7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2:52:58.977971406</meta:creation-date>
    <dc:date>2020-01-19T13:33:55.547192803</dc:date>
    <meta:editing-duration>PT12S</meta:editing-duration>
    <meta:editing-cycles>1</meta:editing-cycles>
    <meta:document-statistic meta:table-count="2" meta:cell-count="924" meta:object-count="0"/>
    <meta:generator>LibreOffice/6.0.7.3$Linux_X86_64 LibreOffice_project/00m0$Build-3</meta:generator>
  </office:meta>
</office:document-meta>
</file>